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39.416" calcext:value-type="float">
            <text:p>39,416</text:p>
          </table:table-cell>
          <table:table-cell office:value-type="float" office:value="37.226" calcext:value-type="float">
            <text:p>37,226</text:p>
          </table:table-cell>
          <table:table-cell office:value-type="float" office:value="39.416" calcext:value-type="float">
            <text:p>39,416</text:p>
          </table:table-cell>
          <table:table-cell office:value-type="float" office:value="40.876" calcext:value-type="float">
            <text:p>40,876</text:p>
          </table:table-cell>
          <table:table-cell office:value-type="float" office:value="32.117" calcext:value-type="float">
            <text:p>32,11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146" calcext:value-type="float">
            <text:p>40,146</text:p>
          </table:table-cell>
          <table:table-cell table:number-columns-repeated="2" office:value-type="float" office:value="31.387" calcext:value-type="float">
            <text:p>31,38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7.956" calcext:value-type="float">
            <text:p>37,956</text:p>
          </table:table-cell>
          <table:table-cell office:value-type="float" office:value="38.686" calcext:value-type="float">
            <text:p>38,686</text:p>
          </table:table-cell>
          <table:table-cell table:number-columns-repeated="2" office:value-type="float" office:value="37.226" calcext:value-type="float">
            <text:p>37,226</text:p>
          </table:table-cell>
          <table:table-cell table:number-columns-repeated="2" office:value-type="float" office:value="36.496" calcext:value-type="float">
            <text:p>36,496</text:p>
          </table:table-cell>
          <table:table-cell office:value-type="float" office:value="38.686" calcext:value-type="float">
            <text:p>38,686</text:p>
          </table:table-cell>
          <table:table-cell office:value-type="float" office:value="43.066" calcext:value-type="float">
            <text:p>43,066</text:p>
          </table:table-cell>
          <table:table-cell table:number-columns-repeated="3" office:value-type="float" office:value="38.686" calcext:value-type="float">
            <text:p>38,686</text:p>
          </table:table-cell>
          <table:table-cell table:style-name="ce15" table:formula="of:=AVERAGE([.B2:.Y2])" office:value-type="float" office:value="37.652" calcext:value-type="float">
            <text:p>37,65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39.416" calcext:value-type="float">
            <text:p>39,416</text:p>
          </table:table-cell>
          <table:table-cell office:value-type="float" office:value="37.226" calcext:value-type="float">
            <text:p>37,226</text:p>
          </table:table-cell>
          <table:table-cell office:value-type="float" office:value="39.416" calcext:value-type="float">
            <text:p>39,416</text:p>
          </table:table-cell>
          <table:table-cell office:value-type="float" office:value="40.876" calcext:value-type="float">
            <text:p>40,876</text:p>
          </table:table-cell>
          <table:table-cell office:value-type="float" office:value="32.117" calcext:value-type="float">
            <text:p>32,11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146" calcext:value-type="float">
            <text:p>40,146</text:p>
          </table:table-cell>
          <table:table-cell table:number-columns-repeated="2" office:value-type="float" office:value="31.387" calcext:value-type="float">
            <text:p>31,38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7.956" calcext:value-type="float">
            <text:p>37,956</text:p>
          </table:table-cell>
          <table:table-cell office:value-type="float" office:value="38.686" calcext:value-type="float">
            <text:p>38,686</text:p>
          </table:table-cell>
          <table:table-cell table:number-columns-repeated="2" office:value-type="float" office:value="37.226" calcext:value-type="float">
            <text:p>37,226</text:p>
          </table:table-cell>
          <table:table-cell table:number-columns-repeated="2" office:value-type="float" office:value="36.496" calcext:value-type="float">
            <text:p>36,496</text:p>
          </table:table-cell>
          <table:table-cell office:value-type="float" office:value="38.686" calcext:value-type="float">
            <text:p>38,686</text:p>
          </table:table-cell>
          <table:table-cell office:value-type="float" office:value="43.066" calcext:value-type="float">
            <text:p>43,066</text:p>
          </table:table-cell>
          <table:table-cell table:number-columns-repeated="3" office:value-type="float" office:value="38.686" calcext:value-type="float">
            <text:p>38,686</text:p>
          </table:table-cell>
          <table:table-cell table:style-name="ce15" table:formula="of:=AVERAGE([.B3:.Y3])" office:value-type="float" office:value="37.652" calcext:value-type="float">
            <text:p>37,65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39.416" calcext:value-type="float">
            <text:p>39,416</text:p>
          </table:table-cell>
          <table:table-cell office:value-type="float" office:value="37.226" calcext:value-type="float">
            <text:p>37,226</text:p>
          </table:table-cell>
          <table:table-cell office:value-type="float" office:value="39.416" calcext:value-type="float">
            <text:p>39,416</text:p>
          </table:table-cell>
          <table:table-cell office:value-type="float" office:value="40.146" calcext:value-type="float">
            <text:p>40,146</text:p>
          </table:table-cell>
          <table:table-cell office:value-type="float" office:value="32.117" calcext:value-type="float">
            <text:p>32,11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146" calcext:value-type="float">
            <text:p>40,146</text:p>
          </table:table-cell>
          <table:table-cell table:number-columns-repeated="2" office:value-type="float" office:value="31.387" calcext:value-type="float">
            <text:p>31,38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7.956" calcext:value-type="float">
            <text:p>37,956</text:p>
          </table:table-cell>
          <table:table-cell office:value-type="float" office:value="38.686" calcext:value-type="float">
            <text:p>38,686</text:p>
          </table:table-cell>
          <table:table-cell table:number-columns-repeated="2" office:value-type="float" office:value="37.226" calcext:value-type="float">
            <text:p>37,226</text:p>
          </table:table-cell>
          <table:table-cell table:number-columns-repeated="2" office:value-type="float" office:value="36.496" calcext:value-type="float">
            <text:p>36,496</text:p>
          </table:table-cell>
          <table:table-cell office:value-type="float" office:value="38.686" calcext:value-type="float">
            <text:p>38,686</text:p>
          </table:table-cell>
          <table:table-cell office:value-type="float" office:value="43.066" calcext:value-type="float">
            <text:p>43,066</text:p>
          </table:table-cell>
          <table:table-cell table:number-columns-repeated="3" office:value-type="float" office:value="38.686" calcext:value-type="float">
            <text:p>38,686</text:p>
          </table:table-cell>
          <table:table-cell table:style-name="ce15" table:formula="of:=AVERAGE([.B4:.Y4])" office:value-type="float" office:value="37.6215833333333" calcext:value-type="float">
            <text:p>37,6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39.416" calcext:value-type="float">
            <text:p>39,416</text:p>
          </table:table-cell>
          <table:table-cell office:value-type="float" office:value="37.226" calcext:value-type="float">
            <text:p>37,226</text:p>
          </table:table-cell>
          <table:table-cell office:value-type="float" office:value="39.416" calcext:value-type="float">
            <text:p>39,416</text:p>
          </table:table-cell>
          <table:table-cell office:value-type="float" office:value="40.146" calcext:value-type="float">
            <text:p>40,146</text:p>
          </table:table-cell>
          <table:table-cell office:value-type="float" office:value="33.577" calcext:value-type="float">
            <text:p>33,57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146" calcext:value-type="float">
            <text:p>40,146</text:p>
          </table:table-cell>
          <table:table-cell table:number-columns-repeated="2" office:value-type="float" office:value="31.387" calcext:value-type="float">
            <text:p>31,38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7.956" calcext:value-type="float">
            <text:p>37,956</text:p>
          </table:table-cell>
          <table:table-cell office:value-type="float" office:value="38.686" calcext:value-type="float">
            <text:p>38,686</text:p>
          </table:table-cell>
          <table:table-cell table:number-columns-repeated="2" office:value-type="float" office:value="37.226" calcext:value-type="float">
            <text:p>37,226</text:p>
          </table:table-cell>
          <table:table-cell table:number-columns-repeated="2" office:value-type="float" office:value="36.496" calcext:value-type="float">
            <text:p>36,496</text:p>
          </table:table-cell>
          <table:table-cell office:value-type="float" office:value="38.686" calcext:value-type="float">
            <text:p>38,686</text:p>
          </table:table-cell>
          <table:table-cell office:value-type="float" office:value="43.066" calcext:value-type="float">
            <text:p>43,066</text:p>
          </table:table-cell>
          <table:table-cell table:number-columns-repeated="3" office:value-type="float" office:value="38.686" calcext:value-type="float">
            <text:p>38,686</text:p>
          </table:table-cell>
          <table:table-cell table:style-name="ce15" table:formula="of:=AVERAGE([.B5:.Y5])" office:value-type="float" office:value="37.6824166666667" calcext:value-type="float">
            <text:p>37,68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39.416" calcext:value-type="float">
            <text:p>39,416</text:p>
          </table:table-cell>
          <table:table-cell office:value-type="float" office:value="37.226" calcext:value-type="float">
            <text:p>37,226</text:p>
          </table:table-cell>
          <table:table-cell table:number-columns-repeated="2" office:value-type="float" office:value="39.416" calcext:value-type="float">
            <text:p>39,416</text:p>
          </table:table-cell>
          <table:table-cell office:value-type="float" office:value="33.577" calcext:value-type="float">
            <text:p>33,57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146" calcext:value-type="float">
            <text:p>40,146</text:p>
          </table:table-cell>
          <table:table-cell table:number-columns-repeated="2" office:value-type="float" office:value="31.387" calcext:value-type="float">
            <text:p>31,38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7.956" calcext:value-type="float">
            <text:p>37,956</text:p>
          </table:table-cell>
          <table:table-cell office:value-type="float" office:value="38.686" calcext:value-type="float">
            <text:p>38,686</text:p>
          </table:table-cell>
          <table:table-cell table:number-columns-repeated="2" office:value-type="float" office:value="37.226" calcext:value-type="float">
            <text:p>37,226</text:p>
          </table:table-cell>
          <table:table-cell table:number-columns-repeated="2" office:value-type="float" office:value="36.496" calcext:value-type="float">
            <text:p>36,496</text:p>
          </table:table-cell>
          <table:table-cell office:value-type="float" office:value="38.686" calcext:value-type="float">
            <text:p>38,686</text:p>
          </table:table-cell>
          <table:table-cell office:value-type="float" office:value="43.066" calcext:value-type="float">
            <text:p>43,066</text:p>
          </table:table-cell>
          <table:table-cell table:number-columns-repeated="3" office:value-type="float" office:value="38.686" calcext:value-type="float">
            <text:p>38,686</text:p>
          </table:table-cell>
          <table:table-cell table:style-name="ce15" table:formula="of:=AVERAGE([.B6:.Y6])" office:value-type="float" office:value="37.652" calcext:value-type="float">
            <text:p>37,65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38.686" calcext:value-type="float">
            <text:p>38,686</text:p>
          </table:table-cell>
          <table:table-cell office:value-type="float" office:value="37.226" calcext:value-type="float">
            <text:p>37,226</text:p>
          </table:table-cell>
          <table:table-cell table:number-columns-repeated="2" office:value-type="float" office:value="39.416" calcext:value-type="float">
            <text:p>39,416</text:p>
          </table:table-cell>
          <table:table-cell office:value-type="float" office:value="33.577" calcext:value-type="float">
            <text:p>33,57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146" calcext:value-type="float">
            <text:p>40,146</text:p>
          </table:table-cell>
          <table:table-cell table:number-columns-repeated="2" office:value-type="float" office:value="31.387" calcext:value-type="float">
            <text:p>31,38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7.956" calcext:value-type="float">
            <text:p>37,956</text:p>
          </table:table-cell>
          <table:table-cell office:value-type="float" office:value="38.686" calcext:value-type="float">
            <text:p>38,686</text:p>
          </table:table-cell>
          <table:table-cell table:number-columns-repeated="2" office:value-type="float" office:value="37.226" calcext:value-type="float">
            <text:p>37,226</text:p>
          </table:table-cell>
          <table:table-cell table:number-columns-repeated="2" office:value-type="float" office:value="36.496" calcext:value-type="float">
            <text:p>36,496</text:p>
          </table:table-cell>
          <table:table-cell office:value-type="float" office:value="38.686" calcext:value-type="float">
            <text:p>38,686</text:p>
          </table:table-cell>
          <table:table-cell office:value-type="float" office:value="43.066" calcext:value-type="float">
            <text:p>43,066</text:p>
          </table:table-cell>
          <table:table-cell table:number-columns-repeated="3" office:value-type="float" office:value="38.686" calcext:value-type="float">
            <text:p>38,686</text:p>
          </table:table-cell>
          <table:table-cell table:style-name="ce15" table:formula="of:=AVERAGE([.B7:.Y7])" office:value-type="float" office:value="37.6215833333333" calcext:value-type="float">
            <text:p>37,6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38.686" calcext:value-type="float">
            <text:p>38,686</text:p>
          </table:table-cell>
          <table:table-cell office:value-type="float" office:value="35.766" calcext:value-type="float">
            <text:p>35,766</text:p>
          </table:table-cell>
          <table:table-cell table:number-columns-repeated="2" office:value-type="float" office:value="39.416" calcext:value-type="float">
            <text:p>39,416</text:p>
          </table:table-cell>
          <table:table-cell office:value-type="float" office:value="33.577" calcext:value-type="float">
            <text:p>33,57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876" calcext:value-type="float">
            <text:p>40,876</text:p>
          </table:table-cell>
          <table:table-cell table:number-columns-repeated="2" office:value-type="float" office:value="32.117" calcext:value-type="float">
            <text:p>32,11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7.956" calcext:value-type="float">
            <text:p>37,956</text:p>
          </table:table-cell>
          <table:table-cell office:value-type="float" office:value="38.686" calcext:value-type="float">
            <text:p>38,686</text:p>
          </table:table-cell>
          <table:table-cell table:number-columns-repeated="2" office:value-type="float" office:value="37.226" calcext:value-type="float">
            <text:p>37,226</text:p>
          </table:table-cell>
          <table:table-cell table:number-columns-repeated="2" office:value-type="float" office:value="36.496" calcext:value-type="float">
            <text:p>36,496</text:p>
          </table:table-cell>
          <table:table-cell office:value-type="float" office:value="38.686" calcext:value-type="float">
            <text:p>38,686</text:p>
          </table:table-cell>
          <table:table-cell office:value-type="float" office:value="41.606" calcext:value-type="float">
            <text:p>41,60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8:.Y8])" office:value-type="float" office:value="37.0437916666667" calcext:value-type="float">
            <text:p>37,04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39.416" calcext:value-type="float">
            <text:p>39,416</text:p>
          </table:table-cell>
          <table:table-cell office:value-type="float" office:value="36.496" calcext:value-type="float">
            <text:p>36,496</text:p>
          </table:table-cell>
          <table:table-cell table:number-columns-repeated="2" office:value-type="float" office:value="39.416" calcext:value-type="float">
            <text:p>39,416</text:p>
          </table:table-cell>
          <table:table-cell office:value-type="float" office:value="33.577" calcext:value-type="float">
            <text:p>33,57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876" calcext:value-type="float">
            <text:p>40,876</text:p>
          </table:table-cell>
          <table:table-cell table:number-columns-repeated="2" office:value-type="float" office:value="32.117" calcext:value-type="float">
            <text:p>32,11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7.956" calcext:value-type="float">
            <text:p>37,956</text:p>
          </table:table-cell>
          <table:table-cell table:number-columns-repeated="3" office:value-type="float" office:value="37.226" calcext:value-type="float">
            <text:p>37,226</text:p>
          </table:table-cell>
          <table:table-cell table:number-columns-repeated="2" office:value-type="float" office:value="36.496" calcext:value-type="float">
            <text:p>36,496</text:p>
          </table:table-cell>
          <table:table-cell office:value-type="float" office:value="38.686" calcext:value-type="float">
            <text:p>38,686</text:p>
          </table:table-cell>
          <table:table-cell office:value-type="float" office:value="41.606" calcext:value-type="float">
            <text:p>41,60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9:.Y9])" office:value-type="float" office:value="37.0437916666667" calcext:value-type="float">
            <text:p>37,04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39.416" calcext:value-type="float">
            <text:p>39,416</text:p>
          </table:table-cell>
          <table:table-cell office:value-type="float" office:value="36.496" calcext:value-type="float">
            <text:p>36,496</text:p>
          </table:table-cell>
          <table:table-cell table:number-columns-repeated="2" office:value-type="float" office:value="39.416" calcext:value-type="float">
            <text:p>39,416</text:p>
          </table:table-cell>
          <table:table-cell office:value-type="float" office:value="33.577" calcext:value-type="float">
            <text:p>33,57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876" calcext:value-type="float">
            <text:p>40,876</text:p>
          </table:table-cell>
          <table:table-cell table:number-columns-repeated="2" office:value-type="float" office:value="32.117" calcext:value-type="float">
            <text:p>32,11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7.956" calcext:value-type="float">
            <text:p>37,956</text:p>
          </table:table-cell>
          <table:table-cell table:number-columns-repeated="3" office:value-type="float" office:value="37.226" calcext:value-type="float">
            <text:p>37,226</text:p>
          </table:table-cell>
          <table:table-cell table:number-columns-repeated="2" office:value-type="float" office:value="36.496" calcext:value-type="float">
            <text:p>36,496</text:p>
          </table:table-cell>
          <table:table-cell office:value-type="float" office:value="38.686" calcext:value-type="float">
            <text:p>38,686</text:p>
          </table:table-cell>
          <table:table-cell office:value-type="float" office:value="41.606" calcext:value-type="float">
            <text:p>41,60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10:.Y10])" office:value-type="float" office:value="37.0437916666667" calcext:value-type="float">
            <text:p>37,04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38.686" calcext:value-type="float">
            <text:p>38,686</text:p>
          </table:table-cell>
          <table:table-cell office:value-type="float" office:value="36.496" calcext:value-type="float">
            <text:p>36,496</text:p>
          </table:table-cell>
          <table:table-cell office:value-type="float" office:value="39.416" calcext:value-type="float">
            <text:p>39,416</text:p>
          </table:table-cell>
          <table:table-cell office:value-type="float" office:value="40.146" calcext:value-type="float">
            <text:p>40,146</text:p>
          </table:table-cell>
          <table:table-cell office:value-type="float" office:value="34.307" calcext:value-type="float">
            <text:p>34,30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876" calcext:value-type="float">
            <text:p>40,876</text:p>
          </table:table-cell>
          <table:table-cell table:number-columns-repeated="2" office:value-type="float" office:value="30.657" calcext:value-type="float">
            <text:p>30,65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6.496" calcext:value-type="float">
            <text:p>36,496</text:p>
          </table:table-cell>
          <table:table-cell table:number-columns-repeated="3" office:value-type="float" office:value="35.766" calcext:value-type="float">
            <text:p>35,766</text:p>
          </table:table-cell>
          <table:table-cell table:number-columns-repeated="3" office:value-type="float" office:value="35.036" calcext:value-type="float">
            <text:p>35,036</text:p>
          </table:table-cell>
          <table:table-cell office:value-type="float" office:value="37.956" calcext:value-type="float">
            <text:p>37,95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11:.Y11])" office:value-type="float" office:value="36.100875" calcext:value-type="float">
            <text:p>36,1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38.686" calcext:value-type="float">
            <text:p>38,686</text:p>
          </table:table-cell>
          <table:table-cell office:value-type="float" office:value="36.496" calcext:value-type="float">
            <text:p>36,496</text:p>
          </table:table-cell>
          <table:table-cell office:value-type="float" office:value="39.416" calcext:value-type="float">
            <text:p>39,416</text:p>
          </table:table-cell>
          <table:table-cell office:value-type="float" office:value="40.146" calcext:value-type="float">
            <text:p>40,146</text:p>
          </table:table-cell>
          <table:table-cell office:value-type="float" office:value="34.307" calcext:value-type="float">
            <text:p>34,30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876" calcext:value-type="float">
            <text:p>40,876</text:p>
          </table:table-cell>
          <table:table-cell table:number-columns-repeated="2" office:value-type="float" office:value="30.657" calcext:value-type="float">
            <text:p>30,65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6.496" calcext:value-type="float">
            <text:p>36,496</text:p>
          </table:table-cell>
          <table:table-cell table:number-columns-repeated="3" office:value-type="float" office:value="35.766" calcext:value-type="float">
            <text:p>35,766</text:p>
          </table:table-cell>
          <table:table-cell table:number-columns-repeated="3" office:value-type="float" office:value="35.036" calcext:value-type="float">
            <text:p>35,036</text:p>
          </table:table-cell>
          <table:table-cell office:value-type="float" office:value="37.956" calcext:value-type="float">
            <text:p>37,95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12:.Y12])" office:value-type="float" office:value="36.100875" calcext:value-type="float">
            <text:p>36,1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38.686" calcext:value-type="float">
            <text:p>38,686</text:p>
          </table:table-cell>
          <table:table-cell office:value-type="float" office:value="36.496" calcext:value-type="float">
            <text:p>36,496</text:p>
          </table:table-cell>
          <table:table-cell office:value-type="float" office:value="39.416" calcext:value-type="float">
            <text:p>39,416</text:p>
          </table:table-cell>
          <table:table-cell office:value-type="float" office:value="40.146" calcext:value-type="float">
            <text:p>40,146</text:p>
          </table:table-cell>
          <table:table-cell office:value-type="float" office:value="34.307" calcext:value-type="float">
            <text:p>34,307</text:p>
          </table:table-cell>
          <table:table-cell office:value-type="float" office:value="41.606" calcext:value-type="float">
            <text:p>41,606</text:p>
          </table:table-cell>
          <table:table-cell office:value-type="float" office:value="40.876" calcext:value-type="float">
            <text:p>40,876</text:p>
          </table:table-cell>
          <table:table-cell table:number-columns-repeated="2" office:value-type="float" office:value="30.657" calcext:value-type="float">
            <text:p>30,657</text:p>
          </table:table-cell>
          <table:table-cell office:value-type="float" office:value="34.307" calcext:value-type="float">
            <text:p>34,307</text:p>
          </table:table-cell>
          <table:table-cell table:number-columns-repeated="4" office:value-type="float" office:value="36.496" calcext:value-type="float">
            <text:p>36,496</text:p>
          </table:table-cell>
          <table:table-cell table:number-columns-repeated="3" office:value-type="float" office:value="35.766" calcext:value-type="float">
            <text:p>35,766</text:p>
          </table:table-cell>
          <table:table-cell table:number-columns-repeated="3" office:value-type="float" office:value="35.036" calcext:value-type="float">
            <text:p>35,036</text:p>
          </table:table-cell>
          <table:table-cell office:value-type="float" office:value="37.956" calcext:value-type="float">
            <text:p>37,95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13:.Y13])" office:value-type="float" office:value="36.100875" calcext:value-type="float">
            <text:p>36,1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37.226" calcext:value-type="float">
            <text:p>37,226</text:p>
          </table:table-cell>
          <table:table-cell office:value-type="float" office:value="35.036" calcext:value-type="float">
            <text:p>35,036</text:p>
          </table:table-cell>
          <table:table-cell office:value-type="float" office:value="38.686" calcext:value-type="float">
            <text:p>38,686</text:p>
          </table:table-cell>
          <table:table-cell office:value-type="float" office:value="40.146" calcext:value-type="float">
            <text:p>40,146</text:p>
          </table:table-cell>
          <table:table-cell office:value-type="float" office:value="34.307" calcext:value-type="float">
            <text:p>34,307</text:p>
          </table:table-cell>
          <table:table-cell table:number-columns-repeated="2" office:value-type="float" office:value="41.606" calcext:value-type="float">
            <text:p>41,606</text:p>
          </table:table-cell>
          <table:table-cell office:value-type="float" office:value="32.117" calcext:value-type="float">
            <text:p>32,117</text:p>
          </table:table-cell>
          <table:table-cell office:value-type="float" office:value="31.387" calcext:value-type="float">
            <text:p>31,387</text:p>
          </table:table-cell>
          <table:table-cell office:value-type="float" office:value="33.577" calcext:value-type="float">
            <text:p>33,577</text:p>
          </table:table-cell>
          <table:table-cell table:number-columns-repeated="4" office:value-type="float" office:value="36.496" calcext:value-type="float">
            <text:p>36,496</text:p>
          </table:table-cell>
          <table:table-cell table:number-columns-repeated="3" office:value-type="float" office:value="35.766" calcext:value-type="float">
            <text:p>35,766</text:p>
          </table:table-cell>
          <table:table-cell table:number-columns-repeated="3" office:value-type="float" office:value="35.036" calcext:value-type="float">
            <text:p>35,036</text:p>
          </table:table-cell>
          <table:table-cell office:value-type="float" office:value="37.956" calcext:value-type="float">
            <text:p>37,95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14:.Y14])" office:value-type="float" office:value="36.0400416666667" calcext:value-type="float">
            <text:p>36,04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35.766" calcext:value-type="float">
            <text:p>35,766</text:p>
          </table:table-cell>
          <table:table-cell office:value-type="float" office:value="32.847" calcext:value-type="float">
            <text:p>32,847</text:p>
          </table:table-cell>
          <table:table-cell office:value-type="float" office:value="38.686" calcext:value-type="float">
            <text:p>38,686</text:p>
          </table:table-cell>
          <table:table-cell office:value-type="float" office:value="40.876" calcext:value-type="float">
            <text:p>40,876</text:p>
          </table:table-cell>
          <table:table-cell office:value-type="float" office:value="36.496" calcext:value-type="float">
            <text:p>36,496</text:p>
          </table:table-cell>
          <table:table-cell office:value-type="float" office:value="43.066" calcext:value-type="float">
            <text:p>43,066</text:p>
          </table:table-cell>
          <table:table-cell office:value-type="float" office:value="41.606" calcext:value-type="float">
            <text:p>41,606</text:p>
          </table:table-cell>
          <table:table-cell office:value-type="float" office:value="32.117" calcext:value-type="float">
            <text:p>32,117</text:p>
          </table:table-cell>
          <table:table-cell office:value-type="float" office:value="31.387" calcext:value-type="float">
            <text:p>31,387</text:p>
          </table:table-cell>
          <table:table-cell office:value-type="float" office:value="33.577" calcext:value-type="float">
            <text:p>33,577</text:p>
          </table:table-cell>
          <table:table-cell table:number-columns-repeated="4" office:value-type="float" office:value="36.496" calcext:value-type="float">
            <text:p>36,496</text:p>
          </table:table-cell>
          <table:table-cell table:number-columns-repeated="3" office:value-type="float" office:value="35.766" calcext:value-type="float">
            <text:p>35,766</text:p>
          </table:table-cell>
          <table:table-cell table:number-columns-repeated="3" office:value-type="float" office:value="35.036" calcext:value-type="float">
            <text:p>35,036</text:p>
          </table:table-cell>
          <table:table-cell office:value-type="float" office:value="37.956" calcext:value-type="float">
            <text:p>37,95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15:.Y15])" office:value-type="float" office:value="36.0704583333333" calcext:value-type="float">
            <text:p>36,07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office:value-type="float" office:value="35.766" calcext:value-type="float">
            <text:p>35,766</text:p>
          </table:table-cell>
          <table:table-cell office:value-type="float" office:value="32.847" calcext:value-type="float">
            <text:p>32,847</text:p>
          </table:table-cell>
          <table:table-cell office:value-type="float" office:value="35.766" calcext:value-type="float">
            <text:p>35,766</text:p>
          </table:table-cell>
          <table:table-cell office:value-type="float" office:value="38.686" calcext:value-type="float">
            <text:p>38,686</text:p>
          </table:table-cell>
          <table:table-cell office:value-type="float" office:value="34.307" calcext:value-type="float">
            <text:p>34,307</text:p>
          </table:table-cell>
          <table:table-cell office:value-type="float" office:value="39.416" calcext:value-type="float">
            <text:p>39,416</text:p>
          </table:table-cell>
          <table:table-cell office:value-type="float" office:value="36.496" calcext:value-type="float">
            <text:p>36,496</text:p>
          </table:table-cell>
          <table:table-cell office:value-type="float" office:value="32.117" calcext:value-type="float">
            <text:p>32,117</text:p>
          </table:table-cell>
          <table:table-cell office:value-type="float" office:value="31.387" calcext:value-type="float">
            <text:p>31,387</text:p>
          </table:table-cell>
          <table:table-cell office:value-type="float" office:value="32.117" calcext:value-type="float">
            <text:p>32,117</text:p>
          </table:table-cell>
          <table:table-cell table:number-columns-repeated="4" office:value-type="float" office:value="35.036" calcext:value-type="float">
            <text:p>35,036</text:p>
          </table:table-cell>
          <table:table-cell table:number-columns-repeated="3" office:value-type="float" office:value="34.307" calcext:value-type="float">
            <text:p>34,307</text:p>
          </table:table-cell>
          <table:table-cell table:number-columns-repeated="3" office:value-type="float" office:value="33.577" calcext:value-type="float">
            <text:p>33,577</text:p>
          </table:table-cell>
          <table:table-cell office:value-type="float" office:value="36.496" calcext:value-type="float">
            <text:p>36,49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16:.Y16])" office:value-type="float" office:value="34.6715833333333" calcext:value-type="float">
            <text:p>34,67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office:value-type="float" office:value="35.766" calcext:value-type="float">
            <text:p>35,766</text:p>
          </table:table-cell>
          <table:table-cell office:value-type="float" office:value="32.847" calcext:value-type="float">
            <text:p>32,847</text:p>
          </table:table-cell>
          <table:table-cell office:value-type="float" office:value="35.766" calcext:value-type="float">
            <text:p>35,766</text:p>
          </table:table-cell>
          <table:table-cell office:value-type="float" office:value="38.686" calcext:value-type="float">
            <text:p>38,686</text:p>
          </table:table-cell>
          <table:table-cell office:value-type="float" office:value="35.036" calcext:value-type="float">
            <text:p>35,036</text:p>
          </table:table-cell>
          <table:table-cell office:value-type="float" office:value="39.416" calcext:value-type="float">
            <text:p>39,416</text:p>
          </table:table-cell>
          <table:table-cell office:value-type="float" office:value="36.496" calcext:value-type="float">
            <text:p>36,496</text:p>
          </table:table-cell>
          <table:table-cell office:value-type="float" office:value="32.117" calcext:value-type="float">
            <text:p>32,117</text:p>
          </table:table-cell>
          <table:table-cell office:value-type="float" office:value="31.387" calcext:value-type="float">
            <text:p>31,387</text:p>
          </table:table-cell>
          <table:table-cell office:value-type="float" office:value="32.117" calcext:value-type="float">
            <text:p>32,117</text:p>
          </table:table-cell>
          <table:table-cell table:number-columns-repeated="4" office:value-type="float" office:value="35.036" calcext:value-type="float">
            <text:p>35,036</text:p>
          </table:table-cell>
          <table:table-cell table:number-columns-repeated="3" office:value-type="float" office:value="34.307" calcext:value-type="float">
            <text:p>34,307</text:p>
          </table:table-cell>
          <table:table-cell table:number-columns-repeated="3" office:value-type="float" office:value="33.577" calcext:value-type="float">
            <text:p>33,577</text:p>
          </table:table-cell>
          <table:table-cell office:value-type="float" office:value="36.496" calcext:value-type="float">
            <text:p>36,49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17:.Y17])" office:value-type="float" office:value="34.7019583333333" calcext:value-type="float">
            <text:p>34,70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35.766" calcext:value-type="float">
            <text:p>35,766</text:p>
          </table:table-cell>
          <table:table-cell office:value-type="float" office:value="32.847" calcext:value-type="float">
            <text:p>32,847</text:p>
          </table:table-cell>
          <table:table-cell office:value-type="float" office:value="35.766" calcext:value-type="float">
            <text:p>35,766</text:p>
          </table:table-cell>
          <table:table-cell office:value-type="float" office:value="38.686" calcext:value-type="float">
            <text:p>38,686</text:p>
          </table:table-cell>
          <table:table-cell office:value-type="float" office:value="35.036" calcext:value-type="float">
            <text:p>35,036</text:p>
          </table:table-cell>
          <table:table-cell office:value-type="float" office:value="39.416" calcext:value-type="float">
            <text:p>39,416</text:p>
          </table:table-cell>
          <table:table-cell office:value-type="float" office:value="37.956" calcext:value-type="float">
            <text:p>37,956</text:p>
          </table:table-cell>
          <table:table-cell office:value-type="float" office:value="33.577" calcext:value-type="float">
            <text:p>33,577</text:p>
          </table:table-cell>
          <table:table-cell table:number-columns-repeated="2" office:value-type="float" office:value="32.117" calcext:value-type="float">
            <text:p>32,117</text:p>
          </table:table-cell>
          <table:table-cell office:value-type="float" office:value="33.577" calcext:value-type="float">
            <text:p>33,577</text:p>
          </table:table-cell>
          <table:table-cell table:number-columns-repeated="9" office:value-type="float" office:value="32.847" calcext:value-type="float">
            <text:p>32,847</text:p>
          </table:table-cell>
          <table:table-cell office:value-type="float" office:value="35.766" calcext:value-type="float">
            <text:p>35,76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18:.Y18])" office:value-type="float" office:value="34.2154583333333" calcext:value-type="float">
            <text:p>34,21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2.117" calcext:value-type="float">
            <text:p>32,11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7.226" calcext:value-type="float">
            <text:p>37,226</text:p>
          </table:table-cell>
          <table:table-cell office:value-type="float" office:value="35.036" calcext:value-type="float">
            <text:p>35,036</text:p>
          </table:table-cell>
          <table:table-cell office:value-type="float" office:value="39.416" calcext:value-type="float">
            <text:p>39,416</text:p>
          </table:table-cell>
          <table:table-cell office:value-type="float" office:value="37.956" calcext:value-type="float">
            <text:p>37,956</text:p>
          </table:table-cell>
          <table:table-cell office:value-type="float" office:value="33.577" calcext:value-type="float">
            <text:p>33,577</text:p>
          </table:table-cell>
          <table:table-cell table:number-columns-repeated="2" office:value-type="float" office:value="32.117" calcext:value-type="float">
            <text:p>32,117</text:p>
          </table:table-cell>
          <table:table-cell office:value-type="float" office:value="33.577" calcext:value-type="float">
            <text:p>33,577</text:p>
          </table:table-cell>
          <table:table-cell table:number-columns-repeated="9" office:value-type="float" office:value="32.847" calcext:value-type="float">
            <text:p>32,847</text:p>
          </table:table-cell>
          <table:table-cell office:value-type="float" office:value="35.766" calcext:value-type="float">
            <text:p>35,76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19:.Y19])" office:value-type="float" office:value="34.063375" calcext:value-type="float">
            <text:p>34,0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35.766" calcext:value-type="float">
            <text:p>35,766</text:p>
          </table:table-cell>
          <table:table-cell office:value-type="float" office:value="32.847" calcext:value-type="float">
            <text:p>32,84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7.956" calcext:value-type="float">
            <text:p>37,956</text:p>
          </table:table-cell>
          <table:table-cell office:value-type="float" office:value="35.036" calcext:value-type="float">
            <text:p>35,036</text:p>
          </table:table-cell>
          <table:table-cell office:value-type="float" office:value="38.686" calcext:value-type="float">
            <text:p>38,686</text:p>
          </table:table-cell>
          <table:table-cell office:value-type="float" office:value="36.496" calcext:value-type="float">
            <text:p>36,496</text:p>
          </table:table-cell>
          <table:table-cell office:value-type="float" office:value="33.577" calcext:value-type="float">
            <text:p>33,577</text:p>
          </table:table-cell>
          <table:table-cell table:number-columns-repeated="2" office:value-type="float" office:value="32.117" calcext:value-type="float">
            <text:p>32,117</text:p>
          </table:table-cell>
          <table:table-cell office:value-type="float" office:value="33.577" calcext:value-type="float">
            <text:p>33,577</text:p>
          </table:table-cell>
          <table:table-cell table:number-columns-repeated="9" office:value-type="float" office:value="32.847" calcext:value-type="float">
            <text:p>32,847</text:p>
          </table:table-cell>
          <table:table-cell office:value-type="float" office:value="35.766" calcext:value-type="float">
            <text:p>35,76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20:.Y20])" office:value-type="float" office:value="34.063375" calcext:value-type="float">
            <text:p>34,0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35.766" calcext:value-type="float">
            <text:p>35,766</text:p>
          </table:table-cell>
          <table:table-cell office:value-type="float" office:value="32.847" calcext:value-type="float">
            <text:p>32,84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7.956" calcext:value-type="float">
            <text:p>37,956</text:p>
          </table:table-cell>
          <table:table-cell office:value-type="float" office:value="35.036" calcext:value-type="float">
            <text:p>35,036</text:p>
          </table:table-cell>
          <table:table-cell office:value-type="float" office:value="38.686" calcext:value-type="float">
            <text:p>38,686</text:p>
          </table:table-cell>
          <table:table-cell office:value-type="float" office:value="36.496" calcext:value-type="float">
            <text:p>36,496</text:p>
          </table:table-cell>
          <table:table-cell office:value-type="float" office:value="33.577" calcext:value-type="float">
            <text:p>33,577</text:p>
          </table:table-cell>
          <table:table-cell office:value-type="float" office:value="31.387" calcext:value-type="float">
            <text:p>31,387</text:p>
          </table:table-cell>
          <table:table-cell office:value-type="float" office:value="32.117" calcext:value-type="float">
            <text:p>32,117</text:p>
          </table:table-cell>
          <table:table-cell office:value-type="float" office:value="33.577" calcext:value-type="float">
            <text:p>33,577</text:p>
          </table:table-cell>
          <table:table-cell table:number-columns-repeated="9" office:value-type="float" office:value="32.847" calcext:value-type="float">
            <text:p>32,847</text:p>
          </table:table-cell>
          <table:table-cell office:value-type="float" office:value="35.766" calcext:value-type="float">
            <text:p>35,76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21:.Y21])" office:value-type="float" office:value="34.0329583333333" calcext:value-type="float">
            <text:p>34,03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35.766" calcext:value-type="float">
            <text:p>35,766</text:p>
          </table:table-cell>
          <table:table-cell office:value-type="float" office:value="32.847" calcext:value-type="float">
            <text:p>32,84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7.956" calcext:value-type="float">
            <text:p>37,956</text:p>
          </table:table-cell>
          <table:table-cell office:value-type="float" office:value="33.577" calcext:value-type="float">
            <text:p>33,577</text:p>
          </table:table-cell>
          <table:table-cell office:value-type="float" office:value="37.956" calcext:value-type="float">
            <text:p>37,956</text:p>
          </table:table-cell>
          <table:table-cell office:value-type="float" office:value="35.766" calcext:value-type="float">
            <text:p>35,766</text:p>
          </table:table-cell>
          <table:table-cell office:value-type="float" office:value="33.577" calcext:value-type="float">
            <text:p>33,577</text:p>
          </table:table-cell>
          <table:table-cell office:value-type="float" office:value="31.387" calcext:value-type="float">
            <text:p>31,387</text:p>
          </table:table-cell>
          <table:table-cell office:value-type="float" office:value="32.117" calcext:value-type="float">
            <text:p>32,117</text:p>
          </table:table-cell>
          <table:table-cell office:value-type="float" office:value="33.577" calcext:value-type="float">
            <text:p>33,577</text:p>
          </table:table-cell>
          <table:table-cell table:number-columns-repeated="9" office:value-type="float" office:value="32.847" calcext:value-type="float">
            <text:p>32,847</text:p>
          </table:table-cell>
          <table:table-cell office:value-type="float" office:value="35.766" calcext:value-type="float">
            <text:p>35,76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22:.Y22])" office:value-type="float" office:value="33.9113333333333" calcext:value-type="float">
            <text:p>33,9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37.226" calcext:value-type="float">
            <text:p>37,226</text:p>
          </table:table-cell>
          <table:table-cell office:value-type="float" office:value="35.036" calcext:value-type="float">
            <text:p>35,036</text:p>
          </table:table-cell>
          <table:table-cell office:value-type="float" office:value="36.496" calcext:value-type="float">
            <text:p>36,496</text:p>
          </table:table-cell>
          <table:table-cell office:value-type="float" office:value="37.226" calcext:value-type="float">
            <text:p>37,226</text:p>
          </table:table-cell>
          <table:table-cell office:value-type="float" office:value="33.577" calcext:value-type="float">
            <text:p>33,577</text:p>
          </table:table-cell>
          <table:table-cell office:value-type="float" office:value="37.956" calcext:value-type="float">
            <text:p>37,956</text:p>
          </table:table-cell>
          <table:table-cell office:value-type="float" office:value="35.036" calcext:value-type="float">
            <text:p>35,036</text:p>
          </table:table-cell>
          <table:table-cell office:value-type="float" office:value="34.307" calcext:value-type="float">
            <text:p>34,307</text:p>
          </table:table-cell>
          <table:table-cell table:number-columns-repeated="2" office:value-type="float" office:value="32.847" calcext:value-type="float">
            <text:p>32,847</text:p>
          </table:table-cell>
          <table:table-cell office:value-type="float" office:value="36.496" calcext:value-type="float">
            <text:p>36,496</text:p>
          </table:table-cell>
          <table:table-cell table:number-columns-repeated="10" office:value-type="float" office:value="35.766" calcext:value-type="float">
            <text:p>35,76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23:.Y23])" office:value-type="float" office:value="35.4012916666667" calcext:value-type="float">
            <text:p>35,4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37.226" calcext:value-type="float">
            <text:p>37,226</text:p>
          </table:table-cell>
          <table:table-cell office:value-type="float" office:value="35.036" calcext:value-type="float">
            <text:p>35,036</text:p>
          </table:table-cell>
          <table:table-cell office:value-type="float" office:value="36.496" calcext:value-type="float">
            <text:p>36,496</text:p>
          </table:table-cell>
          <table:table-cell office:value-type="float" office:value="37.226" calcext:value-type="float">
            <text:p>37,226</text:p>
          </table:table-cell>
          <table:table-cell office:value-type="float" office:value="34.307" calcext:value-type="float">
            <text:p>34,307</text:p>
          </table:table-cell>
          <table:table-cell office:value-type="float" office:value="36.496" calcext:value-type="float">
            <text:p>36,496</text:p>
          </table:table-cell>
          <table:table-cell office:value-type="float" office:value="35.036" calcext:value-type="float">
            <text:p>35,036</text:p>
          </table:table-cell>
          <table:table-cell office:value-type="float" office:value="36.496" calcext:value-type="float">
            <text:p>36,496</text:p>
          </table:table-cell>
          <table:table-cell table:number-columns-repeated="2" office:value-type="float" office:value="35.036" calcext:value-type="float">
            <text:p>35,036</text:p>
          </table:table-cell>
          <table:table-cell office:value-type="float" office:value="36.496" calcext:value-type="float">
            <text:p>36,496</text:p>
          </table:table-cell>
          <table:table-cell table:number-columns-repeated="10" office:value-type="float" office:value="35.766" calcext:value-type="float">
            <text:p>35,76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24:.Y24])" office:value-type="float" office:value="35.6445" calcext:value-type="float">
            <text:p>35,6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37.226" calcext:value-type="float">
            <text:p>37,226</text:p>
          </table:table-cell>
          <table:table-cell table:number-columns-repeated="2" office:value-type="float" office:value="35.036" calcext:value-type="float">
            <text:p>35,036</text:p>
          </table:table-cell>
          <table:table-cell office:value-type="float" office:value="35.766" calcext:value-type="float">
            <text:p>35,766</text:p>
          </table:table-cell>
          <table:table-cell office:value-type="float" office:value="34.307" calcext:value-type="float">
            <text:p>34,307</text:p>
          </table:table-cell>
          <table:table-cell office:value-type="float" office:value="37.226" calcext:value-type="float">
            <text:p>37,226</text:p>
          </table:table-cell>
          <table:table-cell office:value-type="float" office:value="35.766" calcext:value-type="float">
            <text:p>35,766</text:p>
          </table:table-cell>
          <table:table-cell office:value-type="float" office:value="36.496" calcext:value-type="float">
            <text:p>36,496</text:p>
          </table:table-cell>
          <table:table-cell table:number-columns-repeated="2" office:value-type="float" office:value="35.036" calcext:value-type="float">
            <text:p>35,036</text:p>
          </table:table-cell>
          <table:table-cell office:value-type="float" office:value="36.496" calcext:value-type="float">
            <text:p>36,496</text:p>
          </table:table-cell>
          <table:table-cell table:number-columns-repeated="10" office:value-type="float" office:value="35.766" calcext:value-type="float">
            <text:p>35,76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25:.Y25])" office:value-type="float" office:value="35.5836666666667" calcext:value-type="float">
            <text:p>35,58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37.226" calcext:value-type="float">
            <text:p>37,226</text:p>
          </table:table-cell>
          <table:table-cell table:number-columns-repeated="2" office:value-type="float" office:value="35.036" calcext:value-type="float">
            <text:p>35,036</text:p>
          </table:table-cell>
          <table:table-cell office:value-type="float" office:value="35.766" calcext:value-type="float">
            <text:p>35,766</text:p>
          </table:table-cell>
          <table:table-cell office:value-type="float" office:value="35.036" calcext:value-type="float">
            <text:p>35,036</text:p>
          </table:table-cell>
          <table:table-cell table:number-columns-repeated="2" office:value-type="float" office:value="37.226" calcext:value-type="float">
            <text:p>37,226</text:p>
          </table:table-cell>
          <table:table-cell office:value-type="float" office:value="36.496" calcext:value-type="float">
            <text:p>36,496</text:p>
          </table:table-cell>
          <table:table-cell table:number-columns-repeated="2" office:value-type="float" office:value="35.036" calcext:value-type="float">
            <text:p>35,036</text:p>
          </table:table-cell>
          <table:table-cell office:value-type="float" office:value="36.496" calcext:value-type="float">
            <text:p>36,496</text:p>
          </table:table-cell>
          <table:table-cell table:number-columns-repeated="10" office:value-type="float" office:value="35.766" calcext:value-type="float">
            <text:p>35,766</text:p>
          </table:table-cell>
          <table:table-cell table:number-columns-repeated="3" office:value-type="float" office:value="34.307" calcext:value-type="float">
            <text:p>34,307</text:p>
          </table:table-cell>
          <table:table-cell table:style-name="ce15" table:formula="of:=AVERAGE([.B26:.Y26])" office:value-type="float" office:value="35.674875" calcext:value-type="float">
            <text:p>35,67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37.226" calcext:value-type="float">
            <text:p>37,226</text:p>
          </table:table-cell>
          <table:table-cell office:value-type="float" office:value="34.307" calcext:value-type="float">
            <text:p>34,30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5.766" calcext:value-type="float">
            <text:p>35,766</text:p>
          </table:table-cell>
          <table:table-cell office:value-type="float" office:value="35.036" calcext:value-type="float">
            <text:p>35,036</text:p>
          </table:table-cell>
          <table:table-cell office:value-type="float" office:value="37.226" calcext:value-type="float">
            <text:p>37,226</text:p>
          </table:table-cell>
          <table:table-cell office:value-type="float" office:value="35.766" calcext:value-type="float">
            <text:p>35,766</text:p>
          </table:table-cell>
          <table:table-cell table:number-columns-repeated="3" office:value-type="float" office:value="35.036" calcext:value-type="float">
            <text:p>35,036</text:p>
          </table:table-cell>
          <table:table-cell office:value-type="float" office:value="36.496" calcext:value-type="float">
            <text:p>36,496</text:p>
          </table:table-cell>
          <table:table-cell table:number-columns-repeated="13" office:value-type="float" office:value="35.766" calcext:value-type="float">
            <text:p>35,766</text:p>
          </table:table-cell>
          <table:table-cell table:style-name="ce15" table:formula="of:=AVERAGE([.B27:.Y27])" office:value-type="float" office:value="35.7052083333333" calcext:value-type="float">
            <text:p>35,70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36.496" calcext:value-type="float">
            <text:p>36,496</text:p>
          </table:table-cell>
          <table:table-cell office:value-type="float" office:value="33.577" calcext:value-type="float">
            <text:p>33,577</text:p>
          </table:table-cell>
          <table:table-cell office:value-type="float" office:value="30.657" calcext:value-type="float">
            <text:p>30,65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2.847" calcext:value-type="float">
            <text:p>32,847</text:p>
          </table:table-cell>
          <table:table-cell office:value-type="float" office:value="34.307" calcext:value-type="float">
            <text:p>34,307</text:p>
          </table:table-cell>
          <table:table-cell office:value-type="float" office:value="37.956" calcext:value-type="float">
            <text:p>37,956</text:p>
          </table:table-cell>
          <table:table-cell table:number-columns-repeated="3" office:value-type="float" office:value="37.226" calcext:value-type="float">
            <text:p>37,226</text:p>
          </table:table-cell>
          <table:table-cell office:value-type="float" office:value="38.686" calcext:value-type="float">
            <text:p>38,686</text:p>
          </table:table-cell>
          <table:table-cell table:number-columns-repeated="13" office:value-type="float" office:value="37.956" calcext:value-type="float">
            <text:p>37,956</text:p>
          </table:table-cell>
          <table:table-cell table:style-name="ce15" table:formula="of:=AVERAGE([.B28:.Y28])" office:value-type="float" office:value="36.8611666666667" calcext:value-type="float">
            <text:p>36,86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36.496" calcext:value-type="float">
            <text:p>36,496</text:p>
          </table:table-cell>
          <table:table-cell office:value-type="float" office:value="29.927" calcext:value-type="float">
            <text:p>29,927</text:p>
          </table:table-cell>
          <table:table-cell office:value-type="float" office:value="30.657" calcext:value-type="float">
            <text:p>30,65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3.577" calcext:value-type="float">
            <text:p>33,57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7.956" calcext:value-type="float">
            <text:p>37,956</text:p>
          </table:table-cell>
          <table:table-cell table:number-columns-repeated="3" office:value-type="float" office:value="37.226" calcext:value-type="float">
            <text:p>37,226</text:p>
          </table:table-cell>
          <table:table-cell office:value-type="float" office:value="38.686" calcext:value-type="float">
            <text:p>38,686</text:p>
          </table:table-cell>
          <table:table-cell table:number-columns-repeated="13" office:value-type="float" office:value="37.956" calcext:value-type="float">
            <text:p>37,956</text:p>
          </table:table-cell>
          <table:table-cell table:style-name="ce15" table:formula="of:=AVERAGE([.B29:.Y29])" office:value-type="float" office:value="36.769875" calcext:value-type="float">
            <text:p>36,77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number-columns-repeated="3" office:value-type="float" office:value="32.847" calcext:value-type="float">
            <text:p>32,84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3.577" calcext:value-type="float">
            <text:p>33,57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7.956" calcext:value-type="float">
            <text:p>37,956</text:p>
          </table:table-cell>
          <table:table-cell table:number-columns-repeated="3" office:value-type="float" office:value="37.226" calcext:value-type="float">
            <text:p>37,226</text:p>
          </table:table-cell>
          <table:table-cell office:value-type="float" office:value="38.686" calcext:value-type="float">
            <text:p>38,686</text:p>
          </table:table-cell>
          <table:table-cell table:number-columns-repeated="13" office:value-type="float" office:value="37.956" calcext:value-type="float">
            <text:p>37,956</text:p>
          </table:table-cell>
          <table:table-cell table:style-name="ce15" table:formula="of:=AVERAGE([.B30:.Y30])" office:value-type="float" office:value="36.83075" calcext:value-type="float">
            <text:p>36,83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33.577" calcext:value-type="float">
            <text:p>33,577</text:p>
          </table:table-cell>
          <table:table-cell table:number-columns-repeated="3" office:value-type="float" office:value="32.847" calcext:value-type="float">
            <text:p>32,847</text:p>
          </table:table-cell>
          <table:table-cell office:value-type="float" office:value="33.577" calcext:value-type="float">
            <text:p>33,577</text:p>
          </table:table-cell>
          <table:table-cell office:value-type="float" office:value="35.036" calcext:value-type="float">
            <text:p>35,036</text:p>
          </table:table-cell>
          <table:table-cell office:value-type="float" office:value="37.956" calcext:value-type="float">
            <text:p>37,956</text:p>
          </table:table-cell>
          <table:table-cell table:number-columns-repeated="3" office:value-type="float" office:value="37.226" calcext:value-type="float">
            <text:p>37,226</text:p>
          </table:table-cell>
          <table:table-cell office:value-type="float" office:value="38.686" calcext:value-type="float">
            <text:p>38,686</text:p>
          </table:table-cell>
          <table:table-cell table:number-columns-repeated="13" office:value-type="float" office:value="37.956" calcext:value-type="float">
            <text:p>37,956</text:p>
          </table:table-cell>
          <table:table-cell table:style-name="ce15" table:formula="of:=AVERAGE([.B31:.Y31])" office:value-type="float" office:value="36.7699583333333" calcext:value-type="float">
            <text:p>36,77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34.307" calcext:value-type="float">
            <text:p>34,307</text:p>
          </table:table-cell>
          <table:table-cell office:value-type="float" office:value="32.847" calcext:value-type="float">
            <text:p>32,847</text:p>
          </table:table-cell>
          <table:table-cell table:number-columns-repeated="3" office:value-type="float" office:value="34.307" calcext:value-type="float">
            <text:p>34,307</text:p>
          </table:table-cell>
          <table:table-cell office:value-type="float" office:value="37.226" calcext:value-type="float">
            <text:p>37,226</text:p>
          </table:table-cell>
          <table:table-cell office:value-type="float" office:value="39.416" calcext:value-type="float">
            <text:p>39,416</text:p>
          </table:table-cell>
          <table:table-cell table:number-columns-repeated="3" office:value-type="float" office:value="37.226" calcext:value-type="float">
            <text:p>37,226</text:p>
          </table:table-cell>
          <table:table-cell office:value-type="float" office:value="38.686" calcext:value-type="float">
            <text:p>38,686</text:p>
          </table:table-cell>
          <table:table-cell table:number-columns-repeated="13" office:value-type="float" office:value="39.416" calcext:value-type="float">
            <text:p>39,416</text:p>
          </table:table-cell>
          <table:table-cell table:style-name="ce15" table:formula="of:=AVERAGE([.B32:.Y32])" office:value-type="float" office:value="37.895375" calcext:value-type="float">
            <text:p>37,89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34.307" calcext:value-type="float">
            <text:p>34,307</text:p>
          </table:table-cell>
          <table:table-cell office:value-type="float" office:value="32.847" calcext:value-type="float">
            <text:p>32,847</text:p>
          </table:table-cell>
          <table:table-cell table:number-columns-repeated="3" office:value-type="float" office:value="34.307" calcext:value-type="float">
            <text:p>34,307</text:p>
          </table:table-cell>
          <table:table-cell office:value-type="float" office:value="37.226" calcext:value-type="float">
            <text:p>37,226</text:p>
          </table:table-cell>
          <table:table-cell office:value-type="float" office:value="39.416" calcext:value-type="float">
            <text:p>39,416</text:p>
          </table:table-cell>
          <table:table-cell table:number-columns-repeated="3" office:value-type="float" office:value="37.226" calcext:value-type="float">
            <text:p>37,226</text:p>
          </table:table-cell>
          <table:table-cell table:number-columns-repeated="14" office:value-type="float" office:value="39.416" calcext:value-type="float">
            <text:p>39,416</text:p>
          </table:table-cell>
          <table:table-cell table:style-name="ce15" table:formula="of:=AVERAGE([.B33:.Y33])" office:value-type="float" office:value="37.9257916666666" calcext:value-type="float">
            <text:p>37,92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35.036" calcext:value-type="float">
            <text:p>35,036</text:p>
          </table:table-cell>
          <table:table-cell office:value-type="float" office:value="33.577" calcext:value-type="float">
            <text:p>33,577</text:p>
          </table:table-cell>
          <table:table-cell table:number-columns-repeated="3" office:value-type="float" office:value="34.307" calcext:value-type="float">
            <text:p>34,307</text:p>
          </table:table-cell>
          <table:table-cell office:value-type="float" office:value="37.226" calcext:value-type="float">
            <text:p>37,226</text:p>
          </table:table-cell>
          <table:table-cell table:number-columns-repeated="3" office:value-type="float" office:value="39.416" calcext:value-type="float">
            <text:p>39,416</text:p>
          </table:table-cell>
          <table:table-cell office:value-type="float" office:value="37.226" calcext:value-type="float">
            <text:p>37,226</text:p>
          </table:table-cell>
          <table:table-cell table:number-columns-repeated="14" office:value-type="float" office:value="39.416" calcext:value-type="float">
            <text:p>39,416</text:p>
          </table:table-cell>
          <table:table-cell table:style-name="ce15" table:formula="of:=AVERAGE([.B34:.Y34])" office:value-type="float" office:value="38.1690833333333" calcext:value-type="float">
            <text:p>38,16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35.036" calcext:value-type="float">
            <text:p>35,036</text:p>
          </table:table-cell>
          <table:table-cell office:value-type="float" office:value="33.577" calcext:value-type="float">
            <text:p>33,577</text:p>
          </table:table-cell>
          <table:table-cell office:value-type="float" office:value="34.307" calcext:value-type="float">
            <text:p>34,307</text:p>
          </table:table-cell>
          <table:table-cell table:number-columns-repeated="2" office:value-type="float" office:value="36.496" calcext:value-type="float">
            <text:p>36,496</text:p>
          </table:table-cell>
          <table:table-cell office:value-type="float" office:value="37.226" calcext:value-type="float">
            <text:p>37,226</text:p>
          </table:table-cell>
          <table:table-cell table:number-columns-repeated="3" office:value-type="float" office:value="39.416" calcext:value-type="float">
            <text:p>39,416</text:p>
          </table:table-cell>
          <table:table-cell office:value-type="float" office:value="37.226" calcext:value-type="float">
            <text:p>37,226</text:p>
          </table:table-cell>
          <table:table-cell table:number-columns-repeated="14" office:value-type="float" office:value="39.416" calcext:value-type="float">
            <text:p>39,416</text:p>
          </table:table-cell>
          <table:table-cell table:style-name="ce15" table:formula="of:=AVERAGE([.B35:.Y35])" office:value-type="float" office:value="38.3515" calcext:value-type="float">
            <text:p>38,35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office:value-type="float" office:value="34.307" calcext:value-type="float">
            <text:p>34,307</text:p>
          </table:table-cell>
          <table:table-cell office:value-type="float" office:value="32.847" calcext:value-type="float">
            <text:p>32,847</text:p>
          </table:table-cell>
          <table:table-cell office:value-type="float" office:value="33.577" calcext:value-type="float">
            <text:p>33,577</text:p>
          </table:table-cell>
          <table:table-cell table:number-columns-repeated="2" office:value-type="float" office:value="35.766" calcext:value-type="float">
            <text:p>35,766</text:p>
          </table:table-cell>
          <table:table-cell office:value-type="float" office:value="37.226" calcext:value-type="float">
            <text:p>37,226</text:p>
          </table:table-cell>
          <table:table-cell table:number-columns-repeated="3" office:value-type="float" office:value="39.416" calcext:value-type="float">
            <text:p>39,416</text:p>
          </table:table-cell>
          <table:table-cell office:value-type="float" office:value="37.226" calcext:value-type="float">
            <text:p>37,226</text:p>
          </table:table-cell>
          <table:table-cell table:number-columns-repeated="14" office:value-type="float" office:value="39.416" calcext:value-type="float">
            <text:p>39,416</text:p>
          </table:table-cell>
          <table:table-cell table:style-name="ce15" table:formula="of:=AVERAGE([.B36:.Y36])" office:value-type="float" office:value="38.1994583333333" calcext:value-type="float">
            <text:p>38,1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34.307" calcext:value-type="float">
            <text:p>34,307</text:p>
          </table:table-cell>
          <table:table-cell office:value-type="float" office:value="32.847" calcext:value-type="float">
            <text:p>32,847</text:p>
          </table:table-cell>
          <table:table-cell office:value-type="float" office:value="33.577" calcext:value-type="float">
            <text:p>33,577</text:p>
          </table:table-cell>
          <table:table-cell table:number-columns-repeated="2" office:value-type="float" office:value="35.766" calcext:value-type="float">
            <text:p>35,766</text:p>
          </table:table-cell>
          <table:table-cell office:value-type="float" office:value="39.416" calcext:value-type="float">
            <text:p>39,41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37:.Y37])" office:value-type="float" office:value="40.0244583333333" calcext:value-type="float">
            <text:p>40,02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33.577" calcext:value-type="float">
            <text:p>33,577</text:p>
          </table:table-cell>
          <table:table-cell office:value-type="float" office:value="32.847" calcext:value-type="float">
            <text:p>32,847</text:p>
          </table:table-cell>
          <table:table-cell table:number-columns-repeated="3" office:value-type="float" office:value="35.766" calcext:value-type="float">
            <text:p>35,766</text:p>
          </table:table-cell>
          <table:table-cell office:value-type="float" office:value="39.416" calcext:value-type="float">
            <text:p>39,41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38:.Y38])" office:value-type="float" office:value="40.08525" calcext:value-type="float">
            <text:p>40,0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number-columns-repeated="5" office:value-type="float" office:value="35.766" calcext:value-type="float">
            <text:p>35,766</text:p>
          </table:table-cell>
          <table:table-cell office:value-type="float" office:value="39.416" calcext:value-type="float">
            <text:p>39,41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39:.Y39])" office:value-type="float" office:value="40.2980833333333" calcext:value-type="float">
            <text:p>40,29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number-columns-repeated="5" office:value-type="float" office:value="35.766" calcext:value-type="float">
            <text:p>35,766</text:p>
          </table:table-cell>
          <table:table-cell office:value-type="float" office:value="39.416" calcext:value-type="float">
            <text:p>39,41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40:.Y40])" office:value-type="float" office:value="40.2980833333333" calcext:value-type="float">
            <text:p>40,29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office:value-type="float" office:value="35.766" calcext:value-type="float">
            <text:p>35,766</text:p>
          </table:table-cell>
          <table:table-cell table:number-columns-repeated="4" office:value-type="float" office:value="37.956" calcext:value-type="float">
            <text:p>37,956</text:p>
          </table:table-cell>
          <table:table-cell office:value-type="float" office:value="39.416" calcext:value-type="float">
            <text:p>39,41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41:.Y41])" office:value-type="float" office:value="40.6630833333333" calcext:value-type="float">
            <text:p>40,6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office:value-type="float" office:value="35.766" calcext:value-type="float">
            <text:p>35,766</text:p>
          </table:table-cell>
          <table:table-cell table:number-columns-repeated="4" office:value-type="float" office:value="37.956" calcext:value-type="float">
            <text:p>37,956</text:p>
          </table:table-cell>
          <table:table-cell office:value-type="float" office:value="39.416" calcext:value-type="float">
            <text:p>39,41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42:.Y42])" office:value-type="float" office:value="40.6630833333333" calcext:value-type="float">
            <text:p>40,6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office:value-type="float" office:value="35.766" calcext:value-type="float">
            <text:p>35,766</text:p>
          </table:table-cell>
          <table:table-cell table:number-columns-repeated="4" office:value-type="float" office:value="37.956" calcext:value-type="float">
            <text:p>37,956</text:p>
          </table:table-cell>
          <table:table-cell office:value-type="float" office:value="39.416" calcext:value-type="float">
            <text:p>39,41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43:.Y43])" office:value-type="float" office:value="40.6630833333333" calcext:value-type="float">
            <text:p>40,6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number-columns-repeated="5" office:value-type="float" office:value="37.956" calcext:value-type="float">
            <text:p>37,956</text:p>
          </table:table-cell>
          <table:table-cell office:value-type="float" office:value="39.416" calcext:value-type="float">
            <text:p>39,41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44:.Y44])" office:value-type="float" office:value="40.7543333333333" calcext:value-type="float">
            <text:p>40,7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number-columns-repeated="5" office:value-type="float" office:value="37.956" calcext:value-type="float">
            <text:p>37,956</text:p>
          </table:table-cell>
          <table:table-cell office:value-type="float" office:value="39.416" calcext:value-type="float">
            <text:p>39,41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45:.Y45])" office:value-type="float" office:value="40.7543333333333" calcext:value-type="float">
            <text:p>40,7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number-columns-repeated="5" office:value-type="float" office:value="37.956" calcext:value-type="float">
            <text:p>37,956</text:p>
          </table:table-cell>
          <table:table-cell office:value-type="float" office:value="39.416" calcext:value-type="float">
            <text:p>39,41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46:.Y46])" office:value-type="float" office:value="40.7543333333333" calcext:value-type="float">
            <text:p>40,75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number-columns-repeated="5" office:value-type="float" office:value="38.686" calcext:value-type="float">
            <text:p>38,686</text:p>
          </table:table-cell>
          <table:table-cell office:value-type="float" office:value="40.146" calcext:value-type="float">
            <text:p>40,14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47:.Y47])" office:value-type="float" office:value="40.9368333333333" calcext:value-type="float">
            <text:p>40,93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5" office:value-type="float" office:value="38.686" calcext:value-type="float">
            <text:p>38,686</text:p>
          </table:table-cell>
          <table:table-cell office:value-type="float" office:value="40.146" calcext:value-type="float">
            <text:p>40,14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48:.Y48])" office:value-type="float" office:value="40.9368333333333" calcext:value-type="float">
            <text:p>40,93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5" office:value-type="float" office:value="38.686" calcext:value-type="float">
            <text:p>38,686</text:p>
          </table:table-cell>
          <table:table-cell office:value-type="float" office:value="40.146" calcext:value-type="float">
            <text:p>40,14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49:.Y49])" office:value-type="float" office:value="40.9368333333333" calcext:value-type="float">
            <text:p>40,93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5" office:value-type="float" office:value="38.686" calcext:value-type="float">
            <text:p>38,686</text:p>
          </table:table-cell>
          <table:table-cell office:value-type="float" office:value="40.146" calcext:value-type="float">
            <text:p>40,146</text:p>
          </table:table-cell>
          <table:table-cell table:number-columns-repeated="18" office:value-type="float" office:value="41.606" calcext:value-type="float">
            <text:p>41,606</text:p>
          </table:table-cell>
          <table:table-cell table:style-name="ce15" table:formula="of:=AVERAGE([.B50:.Y50])" office:value-type="float" office:value="40.9368333333333" calcext:value-type="float">
            <text:p>40,93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24" office:value-type="float" office:value="41.606" calcext:value-type="float">
            <text:p>41,606</text:p>
          </table:table-cell>
          <table:table-cell table:style-name="ce15" table:formula="of:=AVERAGE([.B51:.Y51])" office:value-type="float" office:value="41.606" calcext:value-type="float">
            <text:p>41,6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36.94874" calcext:value-type="float">
            <text:p>36,949</text:p>
          </table:table-cell>
          <table:table-cell table:style-name="ce15" table:formula="of:=AVERAGE([.C2:.C51])" office:value-type="float" office:value="35.3868" calcext:value-type="float">
            <text:p>35,387</text:p>
          </table:table-cell>
          <table:table-cell table:style-name="ce15" table:formula="of:=AVERAGE([.D2:.D51])" office:value-type="float" office:value="36.7736" calcext:value-type="float">
            <text:p>36,774</text:p>
          </table:table-cell>
          <table:table-cell table:style-name="ce15" table:formula="of:=AVERAGE([.E2:.E51])" office:value-type="float" office:value="37.79548" calcext:value-type="float">
            <text:p>37,795</text:p>
          </table:table-cell>
          <table:table-cell table:style-name="ce15" table:formula="of:=AVERAGE([.F2:.F51])" office:value-type="float" office:value="35.2555" calcext:value-type="float">
            <text:p>35,256</text:p>
          </table:table-cell>
          <table:table-cell table:style-name="ce15" table:formula="of:=AVERAGE([.G2:.G51])" office:value-type="float" office:value="39.29922" calcext:value-type="float">
            <text:p>39,299</text:p>
          </table:table-cell>
          <table:table-cell table:style-name="ce15" table:formula="of:=AVERAGE([.H2:.H51])" office:value-type="float" office:value="39.5766" calcext:value-type="float">
            <text:p>39,577</text:p>
          </table:table-cell>
          <table:table-cell table:style-name="ce15" table:formula="of:=AVERAGE([.I2:.I51])" office:value-type="float" office:value="36.35044" calcext:value-type="float">
            <text:p>36,350</text:p>
          </table:table-cell>
          <table:table-cell table:style-name="ce15" table:formula="of:=AVERAGE([.J2:.J51])" office:value-type="float" office:value="36.00004" calcext:value-type="float">
            <text:p>36,000</text:p>
          </table:table-cell>
          <table:table-cell table:style-name="ce15" table:formula="of:=AVERAGE([.K2:.K51])" office:value-type="float" office:value="36.71544" calcext:value-type="float">
            <text:p>36,715</text:p>
          </table:table-cell>
          <table:table-cell table:style-name="ce15" table:formula="of:=AVERAGE([.L2:.L51])" office:value-type="float" office:value="38.3941" calcext:value-type="float">
            <text:p>38,394</text:p>
          </table:table-cell>
          <table:table-cell table:style-name="ce15" table:formula="of:=AVERAGE([.M2:.M51])" office:value-type="float" office:value="38.2043" calcext:value-type="float">
            <text:p>38,204</text:p>
          </table:table-cell>
          <table:table-cell table:style-name="ce15" table:formula="of:=AVERAGE([.N2:.N51])" office:value-type="float" office:value="38.2043" calcext:value-type="float">
            <text:p>38,204</text:p>
          </table:table-cell>
          <table:table-cell table:style-name="ce15" table:formula="of:=AVERAGE([.O2:.O51])" office:value-type="float" office:value="38.2043" calcext:value-type="float">
            <text:p>38,204</text:p>
          </table:table-cell>
          <table:table-cell table:style-name="ce15" table:formula="of:=AVERAGE([.P2:.P51])" office:value-type="float" office:value="38.17514" calcext:value-type="float">
            <text:p>38,175</text:p>
          </table:table-cell>
          <table:table-cell table:style-name="ce15" table:formula="of:=AVERAGE([.Q2:.Q51])" office:value-type="float" office:value="37.97074" calcext:value-type="float">
            <text:p>37,971</text:p>
          </table:table-cell>
          <table:table-cell table:style-name="ce15" table:formula="of:=AVERAGE([.R2:.R51])" office:value-type="float" office:value="37.97074" calcext:value-type="float">
            <text:p>37,971</text:p>
          </table:table-cell>
          <table:table-cell table:style-name="ce15" table:formula="of:=AVERAGE([.S2:.S51])" office:value-type="float" office:value="37.73714" calcext:value-type="float">
            <text:p>37,737</text:p>
          </table:table-cell>
          <table:table-cell table:style-name="ce15" table:formula="of:=AVERAGE([.T2:.T51])" office:value-type="float" office:value="37.73714" calcext:value-type="float">
            <text:p>37,737</text:p>
          </table:table-cell>
          <table:table-cell table:style-name="ce15" table:formula="of:=AVERAGE([.U2:.U51])" office:value-type="float" office:value="38.13134" calcext:value-type="float">
            <text:p>38,131</text:p>
          </table:table-cell>
          <table:table-cell table:style-name="ce15" table:formula="of:=AVERAGE([.V2:.V51])" office:value-type="float" office:value="39.5328" calcext:value-type="float">
            <text:p>39,533</text:p>
          </table:table-cell>
          <table:table-cell table:style-name="ce15" table:formula="of:=AVERAGE([.W2:.W51])" office:value-type="float" office:value="37.85418" calcext:value-type="float">
            <text:p>37,854</text:p>
          </table:table-cell>
          <table:table-cell table:style-name="ce15" table:formula="of:=AVERAGE([.X2:.X51])" office:value-type="float" office:value="37.85418" calcext:value-type="float">
            <text:p>37,854</text:p>
          </table:table-cell>
          <table:table-cell table:style-name="ce15" table:formula="of:=AVERAGE([.Y2:.Y51])" office:value-type="float" office:value="37.85418" calcext:value-type="float">
            <text:p>37,854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43.066" calcext:value-type="float">
            <text:p>43,066</text:p>
          </table:table-cell>
          <table:table-cell table:style-name="ce24" table:formula="of:=MIN([.B2:.Y51])" office:value-type="float" office:value="29.927" calcext:value-type="float">
            <text:p>29,927</text:p>
          </table:table-cell>
          <table:table-cell table:style-name="ce24" table:formula="of:=AVERAGE([.B2:.Y51])" office:value-type="float" office:value="37.6636016666666" calcext:value-type="float">
            <text:p>37,664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41.606" calcext:value-type="float">
            <text:p>41,606</text:p>
          </table:table-cell>
          <table:table-cell table:style-name="ce24" table:formula="of:=MIN([.Z2:.Z51])" office:value-type="float" office:value="33.9113333333333" calcext:value-type="float">
            <text:p>33,911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39.5766" calcext:value-type="float">
            <text:p>39,577</text:p>
          </table:table-cell>
          <table:table-cell table:style-name="ce24" table:formula="of:=MIN([.B52:.Y52])" office:value-type="float" office:value="35.2555" calcext:value-type="float">
            <text:p>35,256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56:59.4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M27S</meta:editing-duration>
    <meta:editing-cycles>6</meta:editing-cycles>
    <meta:generator>LibreOffice/6.2.3.2$Windows_X86_64 LibreOffice_project/aecc05fe267cc68dde00352a451aa867b3b546ac</meta:generator>
    <meta:creation-date>2020-03-25T17:05:15.815000000</meta:creation-date>
    <dc:date>2020-03-29T22:01:31.614000000</dc:date>
    <meta:document-statistic meta:table-count="1" meta:cell-count="1365" meta:object-count="0"/>
  </office:meta>
</office:document-meta>
</file>